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5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" style:family="table-cell" style:parent-style-name="Good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irect Forma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Yellow background</text:p>
            <text:p>And</text:p>
            <text:p>Right-aligned</text:p>
          </table:table-cell>
          <table:table-cell/>
          <table:table-cell table:style-name="Good" office:value-type="string" calcext:value-type="string">
            <text:p>Style named “Good”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number-columns-repeated="3"/>
          <table:table-cell table:style-name="ce3" office:value-type="string" calcext:value-type="string">
            <text:p>Style named “Good” plus direct format on 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8:24:34.452021832</meta:creation-date>
    <dc:date>2022-09-27T20:41:21.268397575</dc:date>
    <meta:editing-duration>PT3M7S</meta:editing-duration>
    <meta:editing-cycles>2</meta:editing-cycles>
    <meta:generator>LibreOffice/7.3.6.2$Linux_X86_64 LibreOffice_project/30$Build-2</meta:generator>
    <meta:document-statistic meta:table-count="1" meta:cell-count="4" meta:object-count="0"/>
  </office:meta>
</office:document-meta>
</file>